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59.04mm" svg:y="6.57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0.07mm" svg:y="106.78mm">
            <draw:object draw:notify-on-update-of-ranges="Лист1.A26:Лист1.A36 Лист1.B25:Лист1.B25 Лист1.B26:Лист1.B36 Лист1.A26:Лист1.A36 Лист1.C25:Лист1.C25 Лист1.C26:Лист1.C36 Лист1.A26:Лист1.A36 Лист1.D25:Лист1.D25 Лист1.D26:Лист1.D36 Лист1.A26:Лист1.A36 Лист1.E25:Лист1.E25 Лист1.E26:Лист1.E36 Лист1.A26:Лист1.A36 Лист1.F25:Лист1.F25 Лист1.F26:Лист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05mm" svg:y="216.76mm">
            <draw:object draw:notify-on-update-of-ranges="Лист1.A49:Лист1.A59 Лист1.B48:Лист1.B48 Лист1.B49:Лист1.B59 Лист1.A49:Лист1.A59 Лист1.C48:Лист1.C48 Лист1.C49:Лист1.C59 Лист1.A49:Лист1.A59 Лист1.D48:Лист1.D48 Лист1.D49:Лист1.D59 Лист1.A49:Лист1.A59 Лист1.E48:Лист1.E48 Лист1.E49:Лист1.E59 Лист1.A49:Лист1.A59 Лист1.F48:Лист1.F48 Лист1.F49:Лист1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3" calcext:value-type="float">
            <text:p>143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09" calcext:value-type="float">
            <text:p>40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53" calcext:value-type="float">
            <text:p>11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3" calcext:value-type="float">
            <text:p>823</text:p>
          </table:table-cell>
          <table:table-cell office:value-type="float" office:value="1625" calcext:value-type="float">
            <text:p>1625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3" calcext:value-type="float">
            <text:p>1393</text:p>
          </table:table-cell>
          <table:table-cell office:value-type="float" office:value="2681" calcext:value-type="float">
            <text:p>2681</text:p>
          </table:table-cell>
          <table:table-cell office:value-type="float" office:value="2612" calcext:value-type="float">
            <text:p>2612</text:p>
          </table:table-cell>
          <table:table-cell office:value-type="float" office:value="2520" calcext:value-type="float">
            <text:p>25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18" calcext:value-type="float">
            <text:p>1718</text:p>
          </table:table-cell>
          <table:table-cell office:value-type="float" office:value="3290" calcext:value-type="float">
            <text:p>3290</text:p>
          </table:table-cell>
          <table:table-cell office:value-type="float" office:value="3211" calcext:value-type="float">
            <text:p>3211</text:p>
          </table:table-cell>
          <table:table-cell office:value-type="float" office:value="3127" calcext:value-type="float">
            <text:p>312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052" calcext:value-type="float">
            <text:p>2052</text:p>
          </table:table-cell>
          <table:table-cell office:value-type="float" office:value="4077" calcext:value-type="float">
            <text:p>4077</text:p>
          </table:table-cell>
          <table:table-cell office:value-type="float" office:value="4025" calcext:value-type="float">
            <text:p>4025</text:p>
          </table:table-cell>
          <table:table-cell office:value-type="float" office:value="3995" calcext:value-type="float">
            <text:p>399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9" calcext:value-type="float">
            <text:p>269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16" calcext:value-type="float">
            <text:p>616</text:p>
          </table:table-cell>
          <table:table-cell office:value-type="float" office:value="1095" calcext:value-type="float">
            <text:p>109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1" calcext:value-type="float">
            <text:p>821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88" calcext:value-type="float">
            <text:p>2088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8" calcext:value-type="float">
            <text:p>1398</text:p>
          </table:table-cell>
          <table:table-cell office:value-type="float" office:value="2580" calcext:value-type="float">
            <text:p>2580</text:p>
          </table:table-cell>
          <table:table-cell office:value-type="float" office:value="2635" calcext:value-type="float">
            <text:p>2635</text:p>
          </table:table-cell>
          <table:table-cell office:value-type="float" office:value="2632" calcext:value-type="float">
            <text:p>263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01" calcext:value-type="float">
            <text:p>1701</text:p>
          </table:table-cell>
          <table:table-cell office:value-type="float" office:value="3195" calcext:value-type="float">
            <text:p>3195</text:p>
          </table:table-cell>
          <table:table-cell office:value-type="float" office:value="3271" calcext:value-type="float">
            <text:p>3271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08" calcext:value-type="float">
            <text:p>2108</text:p>
          </table:table-cell>
          <table:table-cell office:value-type="float" office:value="3911" calcext:value-type="float">
            <text:p>3911</text:p>
          </table:table-cell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3939" calcext:value-type="float">
            <text:p>3939</text:p>
          </table:table-cell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/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3"/>
          <table:table-cell table:number-columns-repeated="5" office:value-type="string" calcext:value-type="string">
            <text:p>-181.859165</text:p>
          </table:table-cell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3"/>
          <table:table-cell table:number-columns-repeated="5" office:value-type="string" calcext:value-type="string">
            <text:p>-112.564809</text:p>
          </table:table-cell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3"/>
          <table:table-cell table:number-columns-repeated="5" office:value-type="string" calcext:value-type="string">
            <text:p>-177.307503</text:p>
          </table:table-cell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3"/>
          <table:table-cell table:number-columns-repeated="5" office:value-type="string" calcext:value-type="string">
            <text:p>-167.424908</text:p>
          </table:table-cell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3"/>
          <table:table-cell table:number-columns-repeated="5" office:value-type="string" calcext:value-type="string">
            <text:p>-96.778677</text:p>
          </table:table-cell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3"/>
          <table:table-cell table:number-columns-repeated="5" office:value-type="string" calcext:value-type="string">
            <text:p>-82.478435</text:p>
          </table:table-cell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3"/>
          <table:table-cell table:number-columns-repeated="5" office:value-type="string" calcext:value-type="string">
            <text:p>-143.342616</text:p>
          </table:table-cell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3"/>
          <table:table-cell table:number-columns-repeated="5" office:value-type="string" calcext:value-type="string">
            <text:p>-219.958093</text:p>
          </table:table-cell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3"/>
          <table:table-cell table:number-columns-repeated="5" office:value-type="string" calcext:value-type="string">
            <text:p>-261.193030</text:p>
          </table:table-cell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3"/>
          <table:table-cell table:number-columns-repeated="5" office:value-type="string" calcext:value-type="string">
            <text:p>-139.311597</text:p>
          </table:table-cell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3"/>
          <table:table-cell table:number-columns-repeated="5" office:value-type="string" calcext:value-type="string">
            <text:p>-100.703187</text:p>
          </table:table-cell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3"/>
          <table:table-cell table:number-columns-repeated="5" office:value-type="string" calcext:value-type="string">
            <text:p>-190.223963</text:p>
          </table:table-cell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3"/>
          <table:table-cell table:number-columns-repeated="5" office:value-type="string" calcext:value-type="string">
            <text:p>-136.456621</text:p>
          </table:table-cell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3"/>
          <table:table-cell table:number-columns-repeated="5" office:value-type="string" calcext:value-type="string">
            <text:p>-86.024774</text:p>
          </table:table-cell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3"/>
          <table:table-cell table:number-columns-repeated="5" office:value-type="string" calcext:value-type="string">
            <text:p>-71.952087</text:p>
          </table:table-cell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3"/>
          <table:table-cell table:number-columns-repeated="5" office:value-type="string" calcext:value-type="string">
            <text:p>-144.630059</text:p>
          </table:table-cell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3"/>
          <table:table-cell table:number-columns-repeated="5" office:value-type="string" calcext:value-type="string">
            <text:p>-57.097365</text:p>
          </table:table-cell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3"/>
          <table:table-cell table:number-columns-repeated="5" office:value-type="string" calcext:value-type="string">
            <text:p>-84.292711</text:p>
          </table:table-cell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3"/>
          <table:table-cell table:number-columns-repeated="5" office:value-type="string" calcext:value-type="string">
            <text:p>-81.116149</text:p>
          </table:table-cell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3"/>
          <table:table-cell table:number-columns-repeated="5" office:value-type="string" calcext:value-type="string">
            <text:p>-77.626773</text:p>
          </table:table-cell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3"/>
          <table:table-cell table:number-columns-repeated="5" office:value-type="string" calcext:value-type="string">
            <text:p>-172.467777</text:p>
          </table:table-cell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3"/>
          <table:table-cell table:number-columns-repeated="5" office:value-type="string" calcext:value-type="string">
            <text:p>-273.249374</text:p>
          </table:table-cell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3"/>
          <table:table-cell table:number-columns-repeated="5" office:value-type="string" calcext:value-type="string">
            <text:p>-142.276444</text:p>
          </table:table-cell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3"/>
          <table:table-cell table:number-columns-repeated="5" office:value-type="string" calcext:value-type="string">
            <text:p>-174.454705</text:p>
          </table:table-cell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3"/>
          <table:table-cell table:number-columns-repeated="5" office:value-type="string" calcext:value-type="string">
            <text:p>-163.971841</text:p>
          </table:table-cell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3"/>
          <table:table-cell table:number-columns-repeated="5" office:value-type="string" calcext:value-type="string">
            <text:p>-225.237517</text:p>
          </table:table-cell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3"/>
          <table:table-cell table:number-columns-repeated="5" office:value-type="string" calcext:value-type="string">
            <text:p>-100.075004</text:p>
          </table:table-cell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3"/>
          <table:table-cell table:number-columns-repeated="5" office:value-type="string" calcext:value-type="string">
            <text:p>-263.242588</text:p>
          </table:table-cell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3"/>
          <table:table-cell table:number-columns-repeated="5" office:value-type="string" calcext:value-type="string">
            <text:p>-110.318591</text:p>
          </table:table-cell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3"/>
          <table:table-cell table:number-columns-repeated="5" office:value-type="string" calcext:value-type="string">
            <text:p>-116.030208</text:p>
          </table:table-cell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3"/>
          <table:table-cell table:number-columns-repeated="5" office:value-type="string" calcext:value-type="string">
            <text:p>-258.140627</text:p>
          </table:table-cell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3"/>
          <table:table-cell table:number-columns-repeated="5" office:value-type="string" calcext:value-type="string">
            <text:p>-73.897366</text:p>
          </table:table-cell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3"/>
          <table:table-cell table:number-columns-repeated="5" office:value-type="string" calcext:value-type="string">
            <text:p>-85.775963</text:p>
          </table:table-cell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3"/>
          <table:table-cell table:number-columns-repeated="5" office:value-type="string" calcext:value-type="string">
            <text:p>-86.689597</text:p>
          </table:table-cell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3"/>
          <table:table-cell table:number-columns-repeated="5" office:value-type="string" calcext:value-type="string">
            <text:p>-100.384728</text:p>
          </table:table-cell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3"/>
          <table:table-cell table:number-columns-repeated="5" office:value-type="string" calcext:value-type="string">
            <text:p>-65.653334</text:p>
          </table:table-cell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3"/>
          <table:table-cell table:number-columns-repeated="5" office:value-type="string" calcext:value-type="string">
            <text:p>-64.840917</text:p>
          </table:table-cell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3"/>
          <table:table-cell table:number-columns-repeated="5" office:value-type="string" calcext:value-type="string">
            <text:p>-82.516120</text:p>
          </table:table-cell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3"/>
          <table:table-cell table:number-columns-repeated="5" office:value-type="string" calcext:value-type="string">
            <text:p>-108.124719</text:p>
          </table:table-cell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3"/>
          <table:table-cell table:number-columns-repeated="5" office:value-type="string" calcext:value-type="string">
            <text:p>-95.839151</text:p>
          </table:table-cell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3"/>
          <table:table-cell table:number-columns-repeated="5" office:value-type="string" calcext:value-type="string">
            <text:p>-88.633880</text:p>
          </table:table-cell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3"/>
          <table:table-cell table:number-columns-repeated="5" office:value-type="string" calcext:value-type="string">
            <text:p>-151.904326</text:p>
          </table:table-cell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3"/>
          <table:table-cell table:number-columns-repeated="5" office:value-type="string" calcext:value-type="string">
            <text:p>-220.423203</text:p>
          </table:table-cell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3"/>
          <table:table-cell table:number-columns-repeated="5" office:value-type="string" calcext:value-type="string">
            <text:p>-73.014777</text:p>
          </table:table-cell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3"/>
          <table:table-cell table:number-columns-repeated="5" office:value-type="string" calcext:value-type="string">
            <text:p>-151.604428</text:p>
          </table:table-cell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3"/>
          <table:table-cell table:number-columns-repeated="5" office:value-type="string" calcext:value-type="string">
            <text:p>-169.038861</text:p>
          </table:table-cell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3"/>
          <table:table-cell table:number-columns-repeated="5" office:value-type="string" calcext:value-type="string">
            <text:p>-103.420299</text:p>
          </table:table-cell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3"/>
          <table:table-cell table:number-columns-repeated="5" office:value-type="string" calcext:value-type="string">
            <text:p>-178.596333</text:p>
          </table:table-cell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3"/>
          <table:table-cell table:number-columns-repeated="5" office:value-type="string" calcext:value-type="string">
            <text:p>-163.951520</text:p>
          </table:table-cell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3"/>
          <table:table-cell table:number-columns-repeated="5" office:value-type="string" calcext:value-type="string">
            <text:p>-89.754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draw:text-style-name="P1" svg:width="159.99mm" svg:height="89.99mm" svg:x="14.33mm" svg:y="62.69mm">
            <draw:object draw:notify-on-update-of-ranges="Лист3.A2:Лист3.A2 Лист3.A3:Лист3.A13 Лист3.B2:Лист3.B2 Лист3.B3:Лист3.B13 Лист3.C2:Лист3.C2 Лист3.C3:Лист3.C13 Лист3.D2:Лист3.D2 Лист3.D3:Лист3.D13 Лист3.E2:Лист3.E2 Лист3.E3:Лист3.E13 Лист3.F2:Лист3.F2 Лист3.F3:Лист3.F13 Лист3.G2:Лист3.G2 Лист3.G3:Лист3.G13 Лист3.H2:Лист3.H2 Лист3.H3:Лист3.H13 Лист3.I2:Лист3.I2 Лист3.I3:Лист3.I13 Лист3.J2:Лист3.J2 Лист3.J3:Лист3.J13 Лист3.K2:Лист3.K2 Лист3.K3:Лист3.K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8.51mm" svg:height="93.23mm" svg:x="189.4mm" svg:y="65.67mm">
            <draw:object draw:notify-on-update-of-ranges="Лист3.A3:Лист3.A13 Лист3.B2:Лист3.B2 Лист3.B3:Лист3.B13 Лист3.C2:Лист3.C2 Лист3.C3:Лист3.C13 Лист3.D2:Лист3.D2 Лист3.D3:Лист3.D13 Лист3.E2:Лист3.E2 Лист3.E3:Лист3.E13 Лист3.F2:Лист3.F2 Лист3.F3:Лист3.F13 Лист3.G2:Лист3.G2 Лист3.G3:Лист3.G13 Лист3.H2:Лист3.H2 Лист3.H3:Лист3.H13 Лист3.I2:Лист3.I2 Лист3.I3:Лист3.I13 Лист3.J2:Лист3.J2 Лист3.J3:Лист3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82.78mm" svg:y="181.8mm">
            <draw:object draw:notify-on-update-of-ranges="Лист3.B38:Лист3.B41 Лист3.C37:Лист3.C37 Лист3.C38:Лист3.C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2" office:value-type="string" calcext:value-type="string">
            <text:p>t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b1-seq</text:p>
          </table:table-cell>
          <table:table-cell table:style-name="ce2" office:value-type="string" calcext:value-type="string">
            <text:p>lab1-par-1</text:p>
          </table:table-cell>
          <table:table-cell table:style-name="ce2" office:value-type="string" calcext:value-type="string">
            <text:p>lab1-par-2</text:p>
          </table:table-cell>
          <table:table-cell table:style-name="ce2" office:value-type="string" calcext:value-type="string">
            <text:p>lab1-par-4</text:p>
          </table:table-cell>
          <table:table-cell table:style-name="ce2" office:value-type="string" calcext:value-type="string">
            <text:p>lab1-par-6</text:p>
          </table:table-cell>
          <table:table-cell office:value-type="string" calcext:value-type="string">
            <text:p>lab2-seq</text:p>
          </table:table-cell>
          <table:table-cell office:value-type="string" calcext:value-type="string">
            <text:p>lab2-2</text:p>
          </table:table-cell>
          <table:table-cell office:value-type="string" calcext:value-type="string">
            <text:p>Lab2-3</text:p>
          </table:table-cell>
          <table:table-cell office:value-type="string" calcext:value-type="string">
            <text:p>Lab2-4</text:p>
          </table:table-cell>
          <table:table-cell office:value-type="string" calcext:value-type="string">
            <text:p>lab2_wout_sort</text:p>
          </table:table-cell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730" calcext:value-type="float">
            <text:p>37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office:value-type="float" office:value="575" calcext:value-type="float">
            <text:p>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9790" calcext:value-type="float">
            <text:p>979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1186" calcext:value-type="float">
            <text:p>1186</text:p>
          </table:table-cell>
          <table:table-cell office:value-type="float" office:value="1206" calcext:value-type="float">
            <text:p>1206</text:p>
          </table:table-cell>
          <table:table-cell office:value-type="float" office:value="1201" calcext:value-type="float">
            <text:p>1201</text:p>
          </table:table-cell>
          <table:table-cell office:value-type="float" office:value="1222" calcext:value-type="float">
            <text:p>12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12820" calcext:value-type="float">
            <text:p>12820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95" calcext:value-type="float">
            <text:p>395</text:p>
          </table:table-cell>
          <table:table-cell office:value-type="float" office:value="2006" calcext:value-type="float">
            <text:p>2006</text:p>
          </table:table-cell>
          <table:table-cell office:value-type="float" office:value="2056" calcext:value-type="float">
            <text:p>2056</text:p>
          </table:table-cell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15850" calcext:value-type="float">
            <text:p>15850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593" calcext:value-type="float">
            <text:p>593</text:p>
          </table:table-cell>
          <table:table-cell office:value-type="float" office:value="3032" calcext:value-type="float">
            <text:p>3032</text:p>
          </table:table-cell>
          <table:table-cell office:value-type="float" office:value="3065" calcext:value-type="float">
            <text:p>3065</text:p>
          </table:table-cell>
          <table:table-cell office:value-type="float" office:value="3080" calcext:value-type="float">
            <text:p>3080</text:p>
          </table:table-cell>
          <table:table-cell office:value-type="float" office:value="3063" calcext:value-type="float">
            <text:p>30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18880" calcext:value-type="float">
            <text:p>1888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809" calcext:value-type="float">
            <text:p>809</text:p>
          </table:table-cell>
          <table:table-cell office:value-type="float" office:value="4210" calcext:value-type="float">
            <text:p>4210</text:p>
          </table:table-cell>
          <table:table-cell office:value-type="float" office:value="4282" calcext:value-type="float">
            <text:p>4282</text:p>
          </table:table-cell>
          <table:table-cell office:value-type="float" office:value="4240" calcext:value-type="float">
            <text:p>4240</text:p>
          </table:table-cell>
          <table:table-cell office:value-type="float" office:value="4252" calcext:value-type="float">
            <text:p>42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21910" calcext:value-type="float">
            <text:p>21910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077" calcext:value-type="float">
            <text:p>1077</text:p>
          </table:table-cell>
          <table:table-cell office:value-type="float" office:value="5666" calcext:value-type="float">
            <text:p>5666</text:p>
          </table:table-cell>
          <table:table-cell office:value-type="float" office:value="5637" calcext:value-type="float">
            <text:p>5637</text:p>
          </table:table-cell>
          <table:table-cell office:value-type="float" office:value="5627" calcext:value-type="float">
            <text:p>5627</text:p>
          </table:table-cell>
          <table:table-cell office:value-type="float" office:value="5686" calcext:value-type="float">
            <text:p>56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24940" calcext:value-type="float">
            <text:p>24940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387" calcext:value-type="float">
            <text:p>1387</text:p>
          </table:table-cell>
          <table:table-cell office:value-type="float" office:value="7251" calcext:value-type="float">
            <text:p>7251</text:p>
          </table:table-cell>
          <table:table-cell office:value-type="float" office:value="7242" calcext:value-type="float">
            <text:p>7242</text:p>
          </table:table-cell>
          <table:table-cell office:value-type="float" office:value="7285" calcext:value-type="float">
            <text:p>7285</text:p>
          </table:table-cell>
          <table:table-cell office:value-type="float" office:value="7345" calcext:value-type="float">
            <text:p>73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27970" calcext:value-type="float">
            <text:p>27970</text:p>
          </table:table-cell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705" calcext:value-type="float">
            <text:p>1705</text:p>
          </table:table-cell>
          <table:table-cell office:value-type="float" office:value="9109" calcext:value-type="float">
            <text:p>9109</text:p>
          </table:table-cell>
          <table:table-cell office:value-type="float" office:value="9114" calcext:value-type="float">
            <text:p>9114</text:p>
          </table:table-cell>
          <table:table-cell office:value-type="float" office:value="9109" calcext:value-type="float">
            <text:p>9109</text:p>
          </table:table-cell>
          <table:table-cell office:value-type="float" office:value="9069" calcext:value-type="float">
            <text:p>906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31000" calcext:value-type="float">
            <text:p>3100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057" calcext:value-type="float">
            <text:p>2057</text:p>
          </table:table-cell>
          <table:table-cell office:value-type="float" office:value="11122" calcext:value-type="float">
            <text:p>11122</text:p>
          </table:table-cell>
          <table:table-cell office:value-type="float" office:value="11097" calcext:value-type="float">
            <text:p>11097</text:p>
          </table:table-cell>
          <table:table-cell office:value-type="float" office:value="11224" calcext:value-type="float">
            <text:p>11224</text:p>
          </table:table-cell>
          <table:table-cell office:value-type="float" office:value="11179" calcext:value-type="float">
            <text:p>111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(p)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002" calcext:value-type="float">
            <text:p>1,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004" calcext:value-type="float">
            <text:p>1,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9" calcext:value-type="float">
            <text:p>0,999</text:p>
          </table:table-cell>
          <table:table-cell table:number-columns-repeated="8"/>
        </table:table-row>
      </table:table>
      <table:table table:name="Лист4" table:style-name="ta1">
        <table:table-column table:style-name="co1" table:number-columns-repeated="2" table:default-cell-style-name="ce9"/>
        <table:table-column table:style-name="co2" table:default-cell-style-name="ce9"/>
        <table:table-row table:style-name="ro1">
          <table:table-cell table:number-columns-repeated="2" office:value-type="string" calcext:value-type="string">
            <text:p>-83.3602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3.247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7.5564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3.783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3956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5.7082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6.7675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166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597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3887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40.310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3.2667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9923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5.931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8692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5568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1708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8.5163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3335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07.7541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8084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6388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2.1129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1.9394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142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4958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4933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9331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1.0766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1211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6.5365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4.1153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9.024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8.0493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7248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5.6594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5.784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2.4007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1.0266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4.0428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0.0871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0.8529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0.1384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6.8034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7413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9.2902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9717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3.0225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4.2438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8.666617</text:p>
          </table:table-cell>
          <table:table-cell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21:03:33.93009557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10-15T22:26:42.580892363</dc:date>
    <meta:editing-duration>PT5H7M51S</meta:editing-duration>
    <meta:editing-cycles>15</meta:editing-cycles>
    <meta:generator>LibreOffice/6.1.6.3$Linux_X86_64 LibreOffice_project/10$Build-3</meta:generator>
    <meta:document-statistic meta:table-count="4" meta:cell-count="1872" meta:object-count="6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26:Лист1.F36 Лист1.B25:Лист1.F25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26:Лист1.B36" chart:label-cell-address="Лист1.B25:Лист1.B25" chart:class="chart:scatter">
            <chart:domain table:cell-range-address="Лист1.A26:Лист1.A36"/>
            <chart:data-point chart:repeated="11"/>
          </chart:series>
          <chart:series chart:style-name="ch10" chart:values-cell-range-address="Лист1.C26:Лист1.C36" chart:label-cell-address="Лист1.C25:Лист1.C25" chart:class="chart:scatter">
            <chart:data-point chart:repeated="11"/>
          </chart:series>
          <chart:series chart:style-name="ch11" chart:values-cell-range-address="Лист1.D26:Лист1.D36" chart:label-cell-address="Лист1.D25:Лист1.D25" chart:class="chart:scatter">
            <chart:data-point chart:repeated="11"/>
          </chart:series>
          <chart:series chart:style-name="ch12" chart:values-cell-range-address="Лист1.E26:Лист1.E36" chart:label-cell-address="Лист1.E25:Лист1.E25" chart:class="chart:scatter">
            <chart:data-point chart:repeated="11"/>
          </chart:series>
          <chart:series chart:style-name="ch13" chart:values-cell-range-address="Лист1.F26:Лист1.F36" chart:label-cell-address="Лист1.F25:Лист1.F25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25:Лист1.B25</svg:desc>
                </draw:g>
              </table:table-cell>
              <table:table-cell office:value-type="string">
                <text:p>lab1-par-1-icc</text:p>
                <draw:g>
                  <svg:desc>Лист1.C25:Лист1.C25</svg:desc>
                </draw:g>
              </table:table-cell>
              <table:table-cell office:value-type="string">
                <text:p>lab1-par-2-icc</text:p>
                <draw:g>
                  <svg:desc>Лист1.D25:Лист1.D25</svg:desc>
                </draw:g>
              </table:table-cell>
              <table:table-cell office:value-type="string">
                <text:p>lab1-par-4-icc</text:p>
                <draw:g>
                  <svg:desc>Лист1.E25:Лист1.E25</svg:desc>
                </draw:g>
              </table:table-cell>
              <table:table-cell office:value-type="string">
                <text:p>lab1-par-6-icc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26:Лист1.A36</svg:desc>
                </draw:g>
              </table:table-cell>
              <table:table-cell office:value-type="float" office:value="19">
                <text:p>19</text:p>
                <draw:g>
                  <svg:desc>Лист1.B26:Лист1.B36</svg:desc>
                </draw:g>
              </table:table-cell>
              <table:table-cell office:value-type="float" office:value="31">
                <text:p>31</text:p>
                <draw:g>
                  <svg:desc>Лист1.C26:Лист1.C36</svg:desc>
                </draw:g>
              </table:table-cell>
              <table:table-cell office:value-type="float" office:value="36">
                <text:p>36</text:p>
                <draw:g>
                  <svg:desc>Лист1.D26:Лист1.D36</svg:desc>
                </draw:g>
              </table:table-cell>
              <table:table-cell office:value-type="float" office:value="34">
                <text:p>34</text:p>
                <draw:g>
                  <svg:desc>Лист1.E26:Лист1.E36</svg:desc>
                </draw:g>
              </table:table-cell>
              <table:table-cell office:value-type="float" office:value="30">
                <text:p>30</text:p>
                <draw:g>
                  <svg:desc>Лист1.F26:Лист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3">
                <text:p>143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59">
                <text:p>259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09">
                <text:p>409</text:p>
              </table:table-cell>
              <table:table-cell office:value-type="float" office:value="842">
                <text:p>842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08">
                <text:p>6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53">
                <text:p>115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3">
                <text:p>823</text:p>
              </table:table-cell>
              <table:table-cell office:value-type="float" office:value="1625">
                <text:p>1625</text:p>
              </table:table-cell>
              <table:table-cell office:value-type="float" office:value="1553">
                <text:p>1553</text:p>
              </table:table-cell>
              <table:table-cell office:value-type="float" office:value="1533">
                <text:p>1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  <table:table-cell office:value-type="float" office:value="2009">
                <text:p>20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3">
                <text:p>1393</text:p>
              </table:table-cell>
              <table:table-cell office:value-type="float" office:value="2681">
                <text:p>2681</text:p>
              </table:table-cell>
              <table:table-cell office:value-type="float" office:value="2612">
                <text:p>2612</text:p>
              </table:table-cell>
              <table:table-cell office:value-type="float" office:value="2520">
                <text:p>252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18">
                <text:p>1718</text:p>
              </table:table-cell>
              <table:table-cell office:value-type="float" office:value="3290">
                <text:p>3290</text:p>
              </table:table-cell>
              <table:table-cell office:value-type="float" office:value="3211">
                <text:p>3211</text:p>
              </table:table-cell>
              <table:table-cell office:value-type="float" office:value="3127">
                <text:p>312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052">
                <text:p>2052</text:p>
              </table:table-cell>
              <table:table-cell office:value-type="float" office:value="4077">
                <text:p>4077</text:p>
              </table:table-cell>
              <table:table-cell office:value-type="float" office:value="4025">
                <text:p>4025</text:p>
              </table:table-cell>
              <table:table-cell office:value-type="float" office:value="3995">
                <text:p>3995</text:p>
              </table:table-cell>
              <table:table-cell office:value-type="float" office:value="3977">
                <text:p>3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49:Лист1.F59 Лист1.B48:Лист1.F48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49:Лист1.B59" chart:label-cell-address="Лист1.B48:Лист1.B48" chart:class="chart:scatter">
            <chart:domain table:cell-range-address="Лист1.A49:Лист1.A59"/>
            <chart:data-point chart:repeated="11"/>
          </chart:series>
          <chart:series chart:style-name="ch10" chart:values-cell-range-address="Лист1.C49:Лист1.C59" chart:label-cell-address="Лист1.C48:Лист1.C48" chart:class="chart:scatter">
            <chart:data-point chart:repeated="11"/>
          </chart:series>
          <chart:series chart:style-name="ch11" chart:values-cell-range-address="Лист1.D49:Лист1.D59" chart:label-cell-address="Лист1.D48:Лист1.D48" chart:class="chart:scatter">
            <chart:data-point chart:repeated="11"/>
          </chart:series>
          <chart:series chart:style-name="ch12" chart:values-cell-range-address="Лист1.E49:Лист1.E59" chart:label-cell-address="Лист1.E48:Лист1.E48" chart:class="chart:scatter">
            <chart:data-point chart:repeated="11"/>
          </chart:series>
          <chart:series chart:style-name="ch13" chart:values-cell-range-address="Лист1.F49:Лист1.F59" chart:label-cell-address="Лист1.F48:Лист1.F48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48:Лист1.B48</svg:desc>
                </draw:g>
              </table:table-cell>
              <table:table-cell office:value-type="string">
                <text:p>lab1-par-1-icc</text:p>
                <draw:g>
                  <svg:desc>Лист1.C48:Лист1.C48</svg:desc>
                </draw:g>
              </table:table-cell>
              <table:table-cell office:value-type="string">
                <text:p>lab1-par-2-icc</text:p>
                <draw:g>
                  <svg:desc>Лист1.D48:Лист1.D48</svg:desc>
                </draw:g>
              </table:table-cell>
              <table:table-cell office:value-type="string">
                <text:p>lab1-par-4-icc</text:p>
                <draw:g>
                  <svg:desc>Лист1.E48:Лист1.E48</svg:desc>
                </draw:g>
              </table:table-cell>
              <table:table-cell office:value-type="string">
                <text:p>lab1-par-6-icc</text:p>
                <draw:g>
                  <svg:desc>Лист1.F48:Лист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49:Лист1.A59</svg:desc>
                </draw:g>
              </table:table-cell>
              <table:table-cell office:value-type="float" office:value="16">
                <text:p>16</text:p>
                <draw:g>
                  <svg:desc>Лист1.B49:Лист1.B59</svg:desc>
                </draw:g>
              </table:table-cell>
              <table:table-cell office:value-type="float" office:value="30">
                <text:p>30</text:p>
                <draw:g>
                  <svg:desc>Лист1.C49:Лист1.C59</svg:desc>
                </draw:g>
              </table:table-cell>
              <table:table-cell office:value-type="float" office:value="31">
                <text:p>31</text:p>
                <draw:g>
                  <svg:desc>Лист1.D49:Лист1.D59</svg:desc>
                </draw:g>
              </table:table-cell>
              <table:table-cell office:value-type="float" office:value="30">
                <text:p>30</text:p>
                <draw:g>
                  <svg:desc>Лист1.E49:Лист1.E59</svg:desc>
                </draw:g>
              </table:table-cell>
              <table:table-cell office:value-type="float" office:value="29">
                <text:p>29</text:p>
                <draw:g>
                  <svg:desc>Лист1.F49:Лист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5">
                <text:p>145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69">
                <text:p>269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16">
                <text:p>416</text:p>
              </table:table-cell>
              <table:table-cell office:value-type="float" office:value="758">
                <text:p>758</text:p>
              </table:table-cell>
              <table:table-cell office:value-type="float" office:value="801">
                <text:p>801</text:p>
              </table:table-cell>
              <table:table-cell office:value-type="float" office:value="789">
                <text:p>78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16">
                <text:p>616</text:p>
              </table:table-cell>
              <table:table-cell office:value-type="float" office:value="1095">
                <text:p>109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1">
                <text:p>821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83">
                <text:p>158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88">
                <text:p>2088</text:p>
              </table:table-cell>
              <table:table-cell office:value-type="float" office:value="2071">
                <text:p>207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8">
                <text:p>1398</text:p>
              </table:table-cell>
              <table:table-cell office:value-type="float" office:value="2580">
                <text:p>2580</text:p>
              </table:table-cell>
              <table:table-cell office:value-type="float" office:value="2635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01">
                <text:p>1701</text:p>
              </table:table-cell>
              <table:table-cell office:value-type="float" office:value="3195">
                <text:p>3195</text:p>
              </table:table-cell>
              <table:table-cell office:value-type="float" office:value="3271">
                <text:p>3271</text:p>
              </table:table-cell>
              <table:table-cell office:value-type="float" office:value="3266">
                <text:p>32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108">
                <text:p>2108</text:p>
              </table:table-cell>
              <table:table-cell office:value-type="float" office:value="3911">
                <text:p>3911</text:p>
              </table:table-cell>
              <table:table-cell office:value-type="float" office:value="3936">
                <text:p>3936</text:p>
              </table:table-cell>
              <table:table-cell office:value-type="float" office:value="3929">
                <text:p>3929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3500" chart:origin="0" chart:interval-major="122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44cm" style:legend-expansion="custom" chartooo:width="4.002cm" chartooo:height="4.308cm" style:legend-expansion-aspect-ratio="0.928969359331476" chart:style-name="ch2"/>
        <chart:plot-area chart:style-name="ch3" table:cell-range-address="Лист3.A2:Лист3.K13" chart:data-source-has-labels="both" svg:x="0.945cm" svg:y="0.18cm" svg:width="14.522cm" svg:height="7.967cm">
          <chartooo:coordinate-region svg:x="2.254cm" svg:y="0.405cm" svg:width="12.683cm" svg:height="7.042cm"/>
          <chart:axis chart:dimension="x" chart:name="primary-x" chart:style-name="ch4" chartooo:axis-type="auto">
            <chart:title svg:x="7.971cm" svg:y="8.296cm" chart:style-name="ch5">
              <text:p>N</text:p>
            </chart:title>
            <chart:categories table:cell-range-address="Лист3.A3:Лист3.A13"/>
            <chart:grid chart:style-name="ch6" chart:class="major"/>
          </chart:axis>
          <chart:axis chart:dimension="y" chart:name="primary-y" chart:style-name="ch7">
            <chart:title svg:x="0cm" svg:y="4.636cm" chart:style-name="ch8">
              <text:p>t, ms</text:p>
            </chart:title>
            <chart:grid chart:style-name="ch6" chart:class="major"/>
          </chart:axis>
          <chart:series chart:style-name="ch9" chart:values-cell-range-address="Лист3.B3:Лист3.B13" chart:label-cell-address="Лист3.B2:Лист3.B2" chart:class="chart:scatter">
            <chart:domain table:cell-range-address="Лист3.A3:Лист3.A13"/>
            <chart:data-point chart:repeated="11"/>
          </chart:series>
          <chart:series chart:style-name="ch10" chart:values-cell-range-address="Лист3.C3:Лист3.C13" chart:label-cell-address="Лист3.C2:Лист3.C2" chart:class="chart:scatter">
            <chart:data-point chart:repeated="11"/>
          </chart:series>
          <chart:series chart:style-name="ch11" chart:values-cell-range-address="Лист3.D3:Лист3.D13" chart:label-cell-address="Лист3.D2:Лист3.D2" chart:class="chart:scatter">
            <chart:data-point chart:repeated="11"/>
          </chart:series>
          <chart:series chart:style-name="ch12" chart:values-cell-range-address="Лист3.E3:Лист3.E13" chart:label-cell-address="Лист3.E2:Лист3.E2" chart:class="chart:scatter">
            <chart:data-point chart:repeated="11"/>
          </chart:series>
          <chart:series chart:style-name="ch13" chart:values-cell-range-address="Лист3.F3:Лист3.F13" chart:label-cell-address="Лист3.F2:Лист3.F2" chart:class="chart:scatter">
            <chart:data-point chart:repeated="11"/>
          </chart:series>
          <chart:series chart:style-name="ch14" chart:values-cell-range-address="Лист3.G3:Лист3.G13" chart:label-cell-address="Лист3.G2:Лист3.G2" chart:class="chart:scatter">
            <chart:data-point chart:repeated="11"/>
          </chart:series>
          <chart:series chart:style-name="ch15" chart:values-cell-range-address="Лист3.H3:Лист3.H13" chart:label-cell-address="Лист3.H2:Лист3.H2" chart:class="chart:scatter">
            <chart:data-point chart:repeated="11"/>
          </chart:series>
          <chart:series chart:style-name="ch16" chart:values-cell-range-address="Лист3.I3:Лист3.I13" chart:label-cell-address="Лист3.I2:Лист3.I2" chart:class="chart:scatter">
            <chart:data-point chart:repeated="11"/>
          </chart:series>
          <chart:series chart:style-name="ch17" chart:values-cell-range-address="Лист3.J3:Лист3.J13" chart:label-cell-address="Лист3.J2:Лист3.J2" chart:class="chart:scatter">
            <chart:data-point chart:repeated="11"/>
          </chart:series>
          <chart:series chart:style-name="ch18" chart:values-cell-range-address="Лист3.K3:Лист3.K13" chart:label-cell-address="Лист3.K2:Лист3.K2" chart:class="chart:scatte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  <table:table-cell office:value-type="string">
                <text:p>lab2_wout_sort</text:p>
                <draw:g>
                  <svg:desc>Лист3.K2:Лист3.K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  <table:table-cell office:value-type="float" office:value="7">
                <text:p>7</text:p>
                <draw:g>
                  <svg:desc>Лист3.K3:Лист3.K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52cm" svg:height="9.324cm" xlink:href=".." xlink:type="simple" chart:class="chart:bar" chart:style-name="ch1">
        <chart:legend chart:legend-position="end" svg:x="14.288cm" svg:y="2.132cm" style:legend-expansion="high" chart:style-name="ch2"/>
        <chart:plot-area chart:style-name="ch3" table:cell-range-address="Лист3.A2:Лист3.J13" chart:data-source-has-labels="both" svg:x="0.724cm" svg:y="-0.041cm" svg:width="13.223cm" svg:height="8.385cm">
          <chartooo:coordinate-region svg:x="2.033cm" svg:y="0.186cm" svg:width="11.914cm" svg:height="7.458cm"/>
          <chart:axis chart:dimension="x" chart:name="primary-x" chart:style-name="ch4" chartooo:axis-type="auto">
            <chartooo:date-scale/>
            <chart:title svg:x="7.1cm" svg:y="8.53cm" chart:style-name="ch5">
              <text:p>N</text:p>
            </chart:title>
            <chart:categories table:cell-range-address="Лист3.A3:Лист3.A13"/>
          </chart:axis>
          <chart:axis chart:dimension="y" chart:name="primary-y" chart:style-name="ch6">
            <chart:title svg:x="0cm" svg:y="4.624cm" chart:style-name="ch7">
              <text:p>t, ms</text:p>
            </chart:title>
            <chart:grid chart:style-name="ch8" chart:class="major"/>
          </chart:axis>
          <chart:series chart:style-name="ch9" chart:values-cell-range-address="Лист3.B3:Лист3.B13" chart:label-cell-address="Лист3.B2:Лист3.B2" chart:class="chart:bar">
            <chart:data-point chart:repeated="11"/>
          </chart:series>
          <chart:series chart:style-name="ch10" chart:values-cell-range-address="Лист3.C3:Лист3.C13" chart:label-cell-address="Лист3.C2:Лист3.C2" chart:class="chart:bar">
            <chart:data-point chart:repeated="11"/>
          </chart:series>
          <chart:series chart:style-name="ch11" chart:values-cell-range-address="Лист3.D3:Лист3.D13" chart:label-cell-address="Лист3.D2:Лист3.D2" chart:class="chart:bar">
            <chart:data-point chart:repeated="11"/>
          </chart:series>
          <chart:series chart:style-name="ch12" chart:values-cell-range-address="Лист3.E3:Лист3.E13" chart:label-cell-address="Лист3.E2:Лист3.E2" chart:class="chart:bar">
            <chart:data-point chart:repeated="11"/>
          </chart:series>
          <chart:series chart:style-name="ch13" chart:values-cell-range-address="Лист3.F3:Лист3.F13" chart:label-cell-address="Лист3.F2:Лист3.F2" chart:class="chart:bar">
            <chart:data-point chart:repeated="11"/>
          </chart:series>
          <chart:series chart:style-name="ch14" chart:values-cell-range-address="Лист3.G3:Лист3.G13" chart:label-cell-address="Лист3.G2:Лист3.G2" chart:class="chart:bar">
            <chart:data-point chart:repeated="11"/>
          </chart:series>
          <chart:series chart:style-name="ch15" chart:values-cell-range-address="Лист3.H3:Лист3.H13" chart:label-cell-address="Лист3.H2:Лист3.H2" chart:class="chart:bar">
            <chart:data-point chart:repeated="11"/>
          </chart:series>
          <chart:series chart:style-name="ch16" chart:values-cell-range-address="Лист3.I3:Лист3.I13" chart:label-cell-address="Лист3.I2:Лист3.I2" chart:class="chart:bar">
            <chart:data-point chart:repeated="11"/>
          </chart:series>
          <chart:series chart:style-name="ch17" chart:values-cell-range-address="Лист3.J3:Лист3.J13" chart:label-cell-address="Лист3.J2:Лист3.J2" chart:class="chart:ba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B37:Лист3.C41" chart:data-source-has-labels="both" svg:x="1.475cm" svg:y="0.18cm" svg:width="14.205cm" svg:height="7.515cm">
          <chartooo:coordinate-region svg:x="2.467cm" svg:y="0.406cm" svg:width="13.119cm" svg:height="6.642cm"/>
          <chart:axis chart:dimension="x" chart:name="primary-x" chart:style-name="ch3" chartooo:axis-type="auto">
            <chartooo:date-scale/>
            <chart:title svg:x="6.768cm" svg:y="7.875cm" chart:style-name="ch4">
              <text:p>Количество ядер, p</text:p>
            </chart:title>
            <chart:categories table:cell-range-address="Лист3.B38:Лист3.B41"/>
            <chart:grid chart:style-name="ch5" chart:class="major"/>
          </chart:axis>
          <chart:axis chart:dimension="y" chart:name="primary-y" chart:style-name="ch6">
            <chart:title svg:x="0.451cm" svg:y="6.738cm" chart:style-name="ch7">
              <text:p>Параллельное ускорение, S(p)</text:p>
            </chart:title>
            <chart:grid chart:style-name="ch5" chart:class="major"/>
          </chart:axis>
          <chart:series chart:style-name="ch8" chart:values-cell-range-address="Лист3.C38:Лист3.C41" chart:label-cell-address="Лист3.C37:Лист3.C3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(p)</text:p>
                <draw:g>
                  <svg:desc>Лист3.C37:Лист3.C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3.B38:Лист3.B41</svg:desc>
                </draw:g>
              </table:table-cell>
              <table:table-cell office:value-type="float" office:value="1">
                <text:p>1</text:p>
                <draw:g>
                  <svg:desc>Лист3.C38:Лист3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